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ConnectionDriver.LdapConnectionDr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dapConnectionDriver.accept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dapConnectionDriver.newStore( String url , Properties inf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